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3ef3ac" officeooo:paragraph-rsid="00422a33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de84d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etecknaLowerCase1" officeooo:rsid="001290e9" officeooo:paragraph-rsid="003de84d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de84d"/>
    </style:style>
    <style:style style:name="P8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1cdc3"/>
    </style:style>
    <style:style style:name="P9" style:family="paragraph" style:parent-style-name="Text_20_body">
      <style:paragraph-properties fo:text-align="end" style:justify-single-word="false"/>
      <style:text-properties officeooo:paragraph-rsid="003de84d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3bb5b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style:use-window-font-color="true" officeooo:rsid="003de84d" style:font-size-complex="10pt"/>
    </style:style>
    <style:style style:name="T6" style:family="text">
      <style:text-properties style:use-window-font-color="true" fo:font-size="10pt" officeooo:rsid="003de84d" style:font-size-asian="10pt" style:font-size-complex="10pt"/>
    </style:style>
    <style:style style:name="T7" style:family="text">
      <style:text-properties fo:text-transform="lowercase" fo:font-size="48pt" officeooo:rsid="003de84d" style:font-size-asian="48pt" style:font-size-complex="48pt"/>
    </style:style>
    <style:style style:name="T8" style:family="text">
      <style:text-properties fo:text-transform="lowercase" officeooo:rsid="003de84d" style:font-size-complex="2pt"/>
    </style:style>
    <style:style style:name="T9" style:family="text">
      <style:text-properties fo:text-transform="lowercase" fo:font-size="6pt" officeooo:rsid="003de84d" style:font-size-asian="6pt" style:font-size-complex="6pt"/>
    </style:style>
    <style:style style:name="T10" style:family="text">
      <style:text-properties officeooo:rsid="003de84d"/>
    </style:style>
    <style:style style:name="T11" style:family="text">
      <style:text-properties officeooo:rsid="001a7abf"/>
    </style:style>
    <style:style style:name="T12" style:family="text">
      <style:text-properties officeooo:rsid="001f5956"/>
    </style:style>
    <style:style style:name="T13" style:family="text">
      <style:text-properties style:font-name="BetecknaLowerCase1" fo:font-size="96pt" style:font-size-asian="96pt" style:font-size-complex="96pt"/>
    </style:style>
    <style:style style:name="T14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3.447cm" svg:height="6.111cm" svg:x="2.141cm" svg:y="1.579cm">
        <draw:text-box>
          <text:p><text:span text:style-name="T13">n</text:span></text:p>
        </draw:text-box>
      </draw:frame>
      <draw:frame text:anchor-type="page" text:anchor-page-number="1" draw:z-index="1" draw:style-name="gr2" draw:text-style-name="P12" svg:width="0.237cm" svg:height="0.579cm" svg:x="2.644cm" svg:y="3.988cm">
        <draw:text-box>
          <text:p><text:span text:style-name="T14">1</text:span></text:p>
        </draw:text-box>
      </draw:frame>
      <draw:line text:anchor-type="page" text:anchor-page-number="1" draw:z-index="2" draw:style-name="gr3" draw:text-style-name="P13" svg:x1="2.819cm" svg:y1="5.059cm" svg:x2="2.819cm" svg:y2="5.964cm">
        <text:p/>
      </draw:line>
      <draw:path text:anchor-type="page" text:anchor-page-number="1" draw:z-index="3" draw:style-name="gr3" draw:text-style-name="P13" svg:width="1.315cm" svg:height="0.518cm" draw:transform="rotate (0.313635666583381) translate (2.65855455660503cm 4.565093940879cm)" svg:viewBox="0 0 1316 519" svg:d="M0 519c135-416 587-679 1316-409">
        <text:p/>
      </draw:path>
      <draw:line text:anchor-type="page" text:anchor-page-number="1" draw:z-index="5" draw:style-name="gr5" draw:text-style-name="P13" svg:x1="3.027cm" svg:y1="4.018cm" svg:x2="3.027cm" svg:y2="5.972cm">
        <text:p/>
      </draw:line>
      <draw:frame text:anchor-type="page" text:anchor-page-number="1" draw:z-index="6" draw:style-name="gr2" draw:text-style-name="P12" svg:width="0.237cm" svg:height="0.579cm" svg:x="3.531cm" svg:y="3.478cm">
        <draw:text-box>
          <text:p><text:span text:style-name="T14">2</text:span></text:p>
        </draw:text-box>
      </draw:frame>
      <draw:line text:anchor-type="page" text:anchor-page-number="1" draw:z-index="7" draw:style-name="gr5" draw:text-style-name="P13" svg:x1="4.766cm" svg:y1="5.124cm" svg:x2="4.766cm" svg:y2="6.029cm">
        <text:p/>
      </draw:line>
      <draw:path text:anchor-type="page" text:anchor-page-number="1" draw:z-index="8" draw:style-name="gr3" draw:text-style-name="P13" svg:width="0.602cm" svg:height="1.082cm" draw:transform="rotate (0.313635666583381) translate (3.91583333333333cm 4.26155555555556cm)" svg:viewBox="0 0 603 1083" svg:d="M0 0c581 188 693 620 543 1083">
        <text:p/>
      </draw:path>
      <text:p text:style-name="P4">LATIN <text:span text:style-name="T3">SMALL</text:span> LETTER <text:span text:style-name="T10">N</text:span></text:p>
      <text:p text:style-name="P5">Das <text:span text:style-name="T3">kleine</text:span> <text:span text:style-name="T10">Enn</text:span></text:p>
      <text:p text:style-name="P1"/>
      <text:p text:style-name="P2">nicht<text:span text:style-name="T11"> </text:span><text:span text:style-name="T2">•</text:span><text:span text:style-name="T11"> nehmen </text:span><text:span text:style-name="T2">•</text:span><text:span text:style-name="T11"> niemand </text:span><text:span text:style-name="T2">•</text:span><text:span text:style-name="T11"> nächstes </text:span><text:span text:style-name="T2">•</text:span><text:span text:style-name="T11"> neu </text:span><text:span text:style-name="T2">•</text:span><text:span text:style-name="T11"> nachts</text:span></text:p>
      <text:p text:style-name="P9"><draw:rect text:anchor-type="paragraph" draw:z-index="4" draw:style-name="gr4" draw:text-style-name="P14" svg:width="0.144cm" svg:height="0.394cm" svg:x="0.953cm" svg:y="0.483cm"><text:p/></draw:rect><text:span text:style-name="Outline_5f_very_5f_large"><text:span text:style-name="T5">n</text:span></text:span><text:span text:style-name="Outline_5f_very_5f_large"><text:span text:style-name="T6"> </text:span></text:span><text:span text:style-name="Outline_5f_very_5f_large"><text:span text:style-name="T5">n</text:span></text:span><text:span text:style-name="Outline_5f_very_5f_large"><text:span text:style-name="T6"> </text:span></text:span><text:span text:style-name="Outline_5f_very_5f_large"><text:span text:style-name="T5">n</text:span></text:span><text:span text:style-name="Outline_5f_very_5f_large"><text:span text:style-name="T6"> </text:span></text:span><text:span text:style-name="Outline_5f_very_5f_large"><text:span text:style-name="T5">n</text:span></text:span><text:span text:style-name="Outline_5f_very_5f_large"><text:span text:style-name="T6"> </text:span></text:span><text:span text:style-name="Outline_5f_very_5f_large"><text:span text:style-name="T5">n</text:span></text:span><text:span text:style-name="Outline_5f_very_5f_large"><text:span text:style-name="T6"> </text:span></text:span><text:span text:style-name="Outline_5f_very_5f_large"><text:span text:style-name="T5">n</text:span></text:span><text:span text:style-name="Outline_5f_very_5f_large"><text:span text:style-name="T6"> </text:span></text:span><text:span text:style-name="Outline_5f_very_5f_large"><text:span text:style-name="T5">n</text:span></text:span><text:span text:style-name="Outline_5f_very_5f_large"><text:span text:style-name="T6"> </text:span></text:span></text:p>
      <text:p text:style-name="P3"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text:span text:style-name="Outline_5f_large"><text:span text:style-name="T7">n</text:span></text:span><text:span text:style-name="Outline_5f_large"><text:span text:style-name="T9"> </text:span></text:span></text:p>
      <text:p text:style-name="P6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8"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text:span text:style-name="Outline"><text:span text:style-name="T9"> </text:span></text:span><text:span text:style-name="Outline"><text:span text:style-name="T8">n</text:span></text:span></text:p>
      <text:p text:style-name="P7"><draw:line text:anchor-type="paragraph" draw:z-index="9" draw:style-name="gr6" draw:text-style-name="P14" svg:x1="0cm" svg:y1="0.319cm" svg:x2="17cm" svg:y2="0.319cm"><text:p/></draw:line><draw:line text:anchor-type="paragraph" draw:z-index="10" draw:style-name="gr6" draw:text-style-name="P14" svg:x1="0cm" svg:y1="0.72cm" svg:x2="17cm" svg:y2="0.72cm"><text:p/></draw:line><draw:line text:anchor-type="paragraph" draw:z-index="11" draw:style-name="gr6" draw:text-style-name="P14" svg:x1="0cm" svg:y1="0.921cm" svg:x2="17cm" svg:y2="0.921cm"><text:p/></draw:line><draw:line text:anchor-type="paragraph" draw:z-index="12" draw:style-name="gr6" draw:text-style-name="P14" svg:x1="0cm" svg:y1="0.52cm" svg:x2="17cm" svg:y2="0.52cm"><text:p/></draw:line><text:span text:style-name="Outline"><text:span text:style-name="T4">n</text:span></text:span></text:p>
      <text:p text:style-name="P7"><draw:line text:anchor-type="paragraph" draw:z-index="13" draw:style-name="gr6" draw:text-style-name="P14" svg:x1="0cm" svg:y1="0.319cm" svg:x2="17cm" svg:y2="0.319cm"><text:p/></draw:line><draw:line text:anchor-type="paragraph" draw:z-index="14" draw:style-name="gr6" draw:text-style-name="P14" svg:x1="0cm" svg:y1="0.921cm" svg:x2="17cm" svg:y2="0.921cm"><text:p/></draw:line><text:span text:style-name="Outline"><text:span text:style-name="T4">n</text:span></text:span></text:p>
      <text:p text:style-name="P10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08:18.895728162</dc:date>
    <dc:creator>Stephan Kreutzer</dc:creator>
    <meta:editing-duration>PT2H52M19S</meta:editing-duration>
    <meta:editing-cycles>61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72" meta:character-count="1310" meta:non-whitespace-character-count="757"/>
  </office:meta>
</office:document-meta>
</file>